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E0000018ECC0F20A5A246E1A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adornments="Normal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adornments="Normal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small-caps" fo:color="#ab47bc" loext:opacity="100%" style:text-outline="true" style:text-line-through-style="none" style:text-line-through-type="none" style:font-name="Nirmala UI" fo:font-family="'Nirmala UI'" style:font-style-name="Normal" style:font-family-generic="swiss" style:font-pitch="variable" fo:font-size="3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o_20_sin_20_relleno_20_ni_20_línea">
      <style:graphic-properties draw:textarea-horizontal-align="center" draw:textarea-vertical-align="middle" draw:shadow="visible" draw:shadow-offset-x="0.141cm" draw:shadow-offset-y="0cm" draw:shadow-color="#55308d" draw:shadow-opacity="64%" loext:shadow-blur="0.494cm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draw:frame draw:style-name="Mgr3" draw:text-style-name="MP7" draw:layer="backgroundobjects" svg:width="4.398cm" svg:height="4.398cm" draw:transform="skewX (-0.00820304748437335) rotate (-0.00820304748437397) translate (22.272cm 8.385cm)">
        <draw:image xlink:href="Pictures/100000010000018E0000018ECC0F20A5A246E1A3.png" xlink:type="simple" xlink:show="embed" xlink:actuate="onLoad" draw:mime-type="image/png">
          <text:p/>
        </draw:image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7T01:14:02.430000000</dc:date>
    <meta:editing-duration>PT1H2M3S</meta:editing-duration>
    <meta:editing-cycles>1</meta:editing-cycles>
    <meta:document-statistic meta:object-count="26"/>
    <meta:generator>LibreOffice/7.3.1.3$Windows_X86_64 LibreOffice_project/a69ca51ded25f3eefd52d7bf9a5fad8c90b87951</meta:generator>
  </office:meta>
</office:document-meta>
</file>